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88cm" fo:padding-bottom="0.012cm" fo:padding-left="0.114cm" fo:padding-right="0.237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3.028cm" fo:min-width="2.016cm" fo:padding-top="0.137cm" fo:padding-bottom="0.137cm" fo:padding-left="0.262cm" fo:padding-right="0.262cm" draw:shadow-opacity="0%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8.493cm" svg:y="4.047cm">
          <draw:text-box>
            <text:p><text:span text:style-name="T1">sname</text:span></text:p>
          </draw:text-box>
        </draw:frame>
        <draw:custom-shape draw:style-name="gr2" draw:text-style-name="P2" draw:layer="layout" svg:width="0.203cm" svg:height="0.203cm" draw:transform="rotate (-3.14159265358979) translate (10.694cm 4.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1.905cm" svg:height="0.509cm" svg:x="8.493cm" svg:y="3.412cm">
          <draw:text-box>
            <text:p><text:span text:style-name="T1">relation</text:span></text:p>
          </draw:text-box>
        </draw:frame>
        <draw:frame draw:style-name="gr4" draw:text-style-name="P3" draw:layer="layout" svg:width="2.54cm" svg:height="0.635cm" svg:x="13.322cm" svg:y="4.048cm">
          <draw:text-box>
            <text:p><text:span text:style-name="T2">Output</text:span></text:p>
          </draw:text-box>
        </draw:frame>
        <draw:frame draw:style-name="gr3" draw:text-style-name="P1" draw:layer="layout" svg:width="2.286cm" svg:height="0.509cm" svg:x="13.573cm" svg:y="4.809cm">
          <draw:text-box>
            <text:p><text:span text:style-name="T1">output</text:span></text:p>
          </draw:text-box>
        </draw:frame>
        <draw:custom-shape draw:style-name="gr5" draw:text-style-name="P4" xml:id="id2" draw:id="id2" draw:layer="layout" svg:width="0.254cm" svg:height="0.508cm" svg:x="13.319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layout" svg:width="0.254cm" svg:height="0.508cm" svg:x="8.239cm" svg:y="3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curve" svg:x1="10.779cm" svg:y1="2.968cm" svg:x2="13.319cm" svg:y2="5.064cm" draw:start-shape="id1" draw:start-glue-point="1" draw:end-shape="id2" draw:end-glue-point="3" svg:d="M10779 2968c1905 0 635 2096 2540 2096" svg:viewBox="0 0 2541 2097">
          <text:p/>
        </draw:connector>
        <draw:connector draw:style-name="gr6" draw:text-style-name="P5" draw:layer="layout" draw:type="curve" svg:x1="5.826cm" svg:y1="4.746cm" svg:x2="8.239cm" svg:y2="3.666cm" draw:start-shape="id3" draw:start-glue-point="1" draw:end-shape="id4" draw:end-glue-point="3" svg:d="M5826 4746c1810 0 604-1080 2413-1080" svg:viewBox="0 0 2414 1081">
          <text:p/>
        </draw:connector>
        <draw:custom-shape draw:style-name="gr7" draw:text-style-name="P4" xml:id="id3" draw:id="id3" draw:layer="layout" svg:width="0.254cm" svg:height="0.635cm" svg:x="5.572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3.54cm" svg:y="5.19cm">
          <draw:text-box>
            <text:p><text:span text:style-name="T1">Sailors</text:span></text:p>
          </draw:text-box>
        </draw:frame>
        <draw:custom-shape draw:style-name="gr2" draw:text-style-name="P2" draw:layer="layout" svg:width="0.203cm" svg:height="0.203cm" draw:transform="rotate (-3.14159265358979) translate (5.741cm 5.5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8.493cm" svg:y="4.682cm">
          <draw:text-box>
            <text:p><text:span text:style-name="T1">=</text:span></text:p>
          </draw:text-box>
        </draw:frame>
        <draw:custom-shape draw:style-name="gr2" draw:text-style-name="P2" draw:layer="layout" svg:width="0.203cm" svg:height="0.203cm" draw:transform="rotate (-3.14159265358979) translate (10.694cm 5.04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8.493cm" svg:y="5.317cm">
          <draw:text-box>
            <text:p><text:span text:style-name="T1">'Bob'</text:span></text:p>
          </draw:text-box>
        </draw:frame>
        <draw:custom-shape draw:style-name="gr7" draw:text-style-name="P4" xml:id="id1" draw:id="id1" draw:layer="layout" svg:width="0.254cm" svg:height="0.635cm" svg:x="10.525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397cm" svg:x="3.286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54cm" svg:height="0.635cm" svg:x="8.239cm" svg:y="2.651cm">
          <draw:text-box>
            <text:p><text:span text:style-name="T2">Constraint</text:span></text:p>
          </draw:text-box>
        </draw:frame>
        <draw:custom-shape draw:style-name="gr9" draw:text-style-name="P6" draw:layer="layout" svg:width="2.54cm" svg:height="3.302cm" svg:x="8.239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397cm" svg:x="13.322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54cm" svg:height="0.635cm" svg:x="3.286cm" svg:y="4.429cm">
          <draw:text-box>
            <text:p><text:span text:style-name="T2">T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21T20:39:45.163068318</dc:date>
    <meta:editing-duration>PT15M48S</meta:editing-duration>
    <meta:editing-cycles>9</meta:editing-cycles>
    <meta:generator>LibreOffice/4.4.1.2$Linux_X86_64 LibreOffice_project/40m0$Build-2</meta:generator>
    <meta:document-statistic meta:object-count="21"/>
  </office:meta>
</office:document-meta>
</file>